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8000000D9C75AF20009F730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1" svg:font-family="'Latin Modern Mono'" style:font-pitch="fixed"/>
    <style:font-face style:name="Latin Modern Mono2" svg:font-family="'Latin Modern Mono'" style:font-adornments="10 Regular" style:font-pitch="fixed"/>
    <style:font-face style:name="Latin Modern Mono" svg:font-family="'Latin Moder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stroke="none" svg:stroke-color="#000000" draw:fill="none" draw:fill-color="#ffffff" fo:min-height="1.2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Latin Modern Mono2" fo:font-size="13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atin Modern Mono2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cm" svg:height="1.2cm" svg:x="1cm" svg:y="5.9cm">
          <draw:text-box>
            <text:p><text:span text:style-name="T1">epoch</text:span></text:p>
          </draw:text-box>
        </draw:frame>
        <draw:frame draw:style-name="gr2" draw:text-style-name="P1" draw:layer="layout" svg:width="4.1cm" svg:height="1.479cm" svg:x="3.5cm" svg:y="7.7cm">
          <draw:text-box>
            <text:p><text:span text:style-name="T1">weight of parameters</text:span></text:p>
          </draw:text-box>
        </draw:frame>
        <draw:frame draw:style-name="gr3" draw:text-style-name="P2" draw:layer="layout" svg:width="7.407cm" svg:height="5.74cm" svg:x="2.3cm" svg:y="2.1cm">
          <draw:image xlink:href="Pictures/1000000000000118000000D9C75AF20009F7301D.png" xlink:type="simple" xlink:show="embed" xlink:actuate="onLoad">
            <text:p/>
          </draw:image>
        </draw:frame>
        <draw:frame draw:style-name="gr1" draw:text-style-name="P1" draw:layer="layout" svg:width="2cm" svg:height="1.2cm" svg:x="1cm" svg:y="5.9cm">
          <draw:text-box>
            <text:p><text:span text:style-name="T1">epo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1" svg:font-family="'Latin Modern Mono'" style:font-pitch="fixed"/>
    <style:font-face style:name="Latin Modern Mono2" svg:font-family="'Latin Modern Mono'" style:font-adornments="10 Regular" style:font-pitch="fixed"/>
    <style:font-face style:name="Latin Modern Mono" svg:font-family="'Latin Moder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48:01.947541829</meta:creation-date>
    <dc:date>2017-12-06T22:15:51.824504635</dc:date>
    <meta:editing-duration>PT6M38S</meta:editing-duration>
    <meta:editing-cycles>4</meta:editing-cycles>
    <meta:generator>LibreOffice/5.1.6.2$Linux_X86_64 LibreOffice_project/10m0$Build-2</meta:generator>
    <meta:document-statistic meta:object-count="4"/>
  </office:meta>
</office:document-meta>
</file>